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field="urn:openoffice:names:experimental:ooo-ms-interop:xmlns:field:1.0" xmlns:textooo="http://openoffice.org/2013/office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vg:font-family="Tahoma" style:name="Tahoma1"/>
    <style:font-face svg:font-family="'Times New Roman'" style:name="Times New Roman" style:font-pitch="variable" style:font-family-generic="roman"/>
    <style:font-face svg:font-family="Arial" style:name="Arial" style:font-pitch="variable" style:font-family-generic="swiss"/>
    <style:font-face svg:font-family="'Andale Sans UI'" style:name="Andale Sans UI" style:font-pitch="variable" style:font-family-generic="system"/>
    <style:font-face svg:font-family="Tahoma" style:name="Tahoma" style:font-pitch="variable" style:font-family-generic="system"/>
  </office:font-face-decls>
  <office:automatic-styles>
    <style:style style:name="Tabla1" style:family="table">
      <style:table-properties table:align="margins" style:width="16.999cm"/>
    </style:style>
    <style:style style:name="Tabla1.A" style:family="table-column">
      <style:table-column-properties style:rel-column-width="65535*" style:column-width="16.999cm"/>
    </style:style>
    <style:style style:name="Tabla1.A1" style:family="table-cell">
      <style:table-cell-properties fo:border="0.002cm solid #000000" fo:padding="0.09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style:justify-single-word="false" fo:text-align="center"/>
      <style:text-properties style:font-name="Arial"/>
    </style:style>
    <style:style style:name="P3" style:family="paragraph" style:parent-style-name="Standard">
      <style:paragraph-properties style:justify-single-word="false" fo:text-align="center"/>
      <style:text-properties style:font-name="Arial" style:font-weight-complex="bold" style:font-size-complex="14pt" style:font-weight-asian="bold" style:font-size-asian="14pt" fo:background-color="transparent" fo:font-weight="bold" style:text-underline-color="font-color" style:text-underline-width="auto" style:text-underline-style="solid" fo:font-size="14pt" style:use-window-font-color="true"/>
    </style:style>
    <style:style style:name="P4" style:family="paragraph" style:parent-style-name="Table_20_Contents">
      <style:text-properties style:font-name="Arial"/>
    </style:style>
    <style:style style:name="fr1" style:family="graphic" style:parent-style-name="Graphics">
      <style:graphic-properties draw:color-mode="standard" draw:image-opacity="100%" draw:color-inversion="false" draw:gamma="100%" draw:blue="0%" draw:green="0%" draw:red="0%" draw:contrast="0%" draw:luminance="0%" fo:clip="rect(0cm, 0cm, 0cm, 0cm)" style:mirror="none" style:horizontal-rel="paragraph" style:horizontal-pos="from-left" style:vertical-rel="paragraph" style:vertical-pos="from-top"/>
    </style: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">
<draw:frame draw:name="gráficos1" svg:width="20.999cm" draw:style-name="fr1" draw:z-index="0" svg:height="1.85cm" svg:y="-2cm" svg:x="-2.45cm" text:anchor-type="paragraph">
<draw:image xlink:actuate="onLoad" xlink:show="embed" xlink:type="simple" xlink:href="Pictures/10000201000009B3000000DB68C63913.png"/>
</draw:frame>
</text:p>
      <text:p text:style-name="P3"/>
      <text:p text:style-name="P3">TÍTULO DE MIERDA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M21S</meta:editing-duration>
    <meta:editing-cycles>11</meta:editing-cycles>
    <meta:generator>OpenOffice/4.1.6$Win32 OpenOffice.org_project/416m1$Build-9790</meta:generator>
    <dc:date>2019-02-09T12:36:13.74</dc:date>
    <meta:document-statistic meta:table-count="1" meta:image-count="1" meta:object-count="0" meta:page-count="1" meta:paragraph-count="2" meta:word-count="3" meta:character-count="17"/>
    <meta:user-defined meta:name="Info 1"/>
    <meta:user-defined meta:name="Info 2"/>
    <meta:user-defined meta:name="Info 3"/>
    <meta:user-defined meta:name="Info 4"/>
  </office:meta>
</office:document-meta>
</file>